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style:font-name-asian="Arial Unicode MS" style:font-name-complex="Tahoma"/>
    </style:style>
    <style:style style:name="P3" style:family="paragraph" style:parent-style-name="Text_20_body">
      <style:text-properties style:font-name="Arial" style:text-underline-style="none" style:font-name-asian="Arial Unicode MS" style:font-name-complex="Tahoma"/>
    </style:style>
    <style:style style:name="P4" style:family="paragraph" style:parent-style-name="Text_20_body">
      <style:text-properties style:font-name="Arial" style:text-underline-style="none" fo:font-weight="normal" style:font-name-asian="Arial Unicode MS" style:font-weight-asian="normal" style:font-name-complex="Tahoma" style:font-weight-complex="normal"/>
    </style:style>
    <style:style style:name="P5" style:family="paragraph" style:parent-style-name="Text_20_body">
      <style:text-properties style:font-name="Arial" style:text-underline-style="none" fo:font-weight="normal" fo:background-color="#ffff00" style:font-name-asian="Arial Unicode MS" style:font-weight-asian="normal" style:font-name-complex="Tahoma" style:font-weight-complex="normal"/>
    </style:style>
    <style:style style:name="P6" style:family="paragraph" style:parent-style-name="Text_20_body">
      <style:text-properties style:font-name="Arial" fo:font-weight="normal" style:font-weight-asian="normal" style:font-weight-complex="normal"/>
    </style:style>
    <style:style style:name="P7" style:family="paragraph" style:parent-style-name="Heading"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Heading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style:font-name-asian="Arial Unicode MS" style:font-name-complex="Tahoma"/>
    </style:style>
    <style:style style:name="P11" style:family="paragraph" style:parent-style-name="Text_20_body">
      <style:text-properties style:font-name="Arial" fo:font-weight="normal" style:font-name-asian="Arial Unicode MS" style:font-weight-asian="normal" style:font-name-complex="Tahoma" style:font-weight-complex="normal"/>
    </style:style>
    <style:style style:name="P12" style:family="paragraph" style:parent-style-name="Text_20_body">
      <style:text-properties style:font-name="Arial" style:text-underline-style="none" fo:font-weight="normal" style:font-name-asian="Arial Unicode MS" style:font-weight-asian="normal" style:font-name-complex="Tahoma" style:font-weight-complex="normal"/>
    </style:style>
    <style:style style:name="P13" style:family="paragraph" style:parent-style-name="Text_20_body">
      <style:text-properties style:font-name="Arial" style:text-underline-style="none" fo:font-weight="normal" fo:background-color="#ffff00" style:font-name-asian="Arial Unicode MS" style:font-weight-asian="normal" style:font-name-complex="Tahoma" style:font-weight-complex="normal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text-properties style:text-underline-style="solid" style:text-underline-width="auto" style:text-underline-color="font-color"/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-asian="Arial" style:font-name-complex="Arial"/>
    </style:style>
    <style:style style:name="T3" style:family="text">
      <style:text-properties style:font-name-asian="Arial Unicode MS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b 58%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name-asian="Arial Unicode MS" style:font-weight-asian="normal" style:font-name-complex="Tahoma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iophage AI development guide</text:p>
      <text:p text:style-name="P8">By Phillip Cooper, Copyright 2009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Fuzzy Linguistic Variables<text:tab/>2</text:p>
          <text:p text:style-name="P16">Cluster Crisp conditions<text:tab/>2</text:p>
          <text:p text:style-name="P16">Virus Crisp conditions<text:tab/>3</text:p>
          <text:p text:style-name="P16">Cluster Actions – using Combs' method<text:tab/>4</text:p>
          <text:p text:style-name="P17">cl_chase_enemy_battle <text:s text:c="2"/>(battle chase) | cl_re_clst_enem<text:tab/>4</text:p>
          <text:p text:style-name="P17">cl_divide_cells <text:s text:c="4"/>(divide) | ReCellType: Most dividable<text:tab/>4</text:p>
          <text:p text:style-name="P17">cl_chase_ucell <text:s text:c="5"/>(divide) | cl_re_clst_rbc<text:tab/>4</text:p>
          <text:p text:style-name="P17">cl_chase_ucell <text:s text:c="5"/>(divide) | cl_re_clst_plt<text:tab/>4</text:p>
          <text:p text:style-name="P17">cl_chase_ucell <text:s text:c="5"/>(divide) | cl_re_clst_tnk<text:tab/>4</text:p>
          <text:p text:style-name="P17">cl_chase_ucell <text:s text:c="5"/>(divide) | cl_re_clst_sil<text:tab/>5</text:p>
          <text:p text:style-name="P17">cl_evade_enemy <text:s text:c="3"/>(evade) | cl_re_atckingenem<text:tab/>5</text:p>
          <text:p text:style-name="P17">cl_divide_cells <text:s text:c="5"/>(divide) | ReCellType: RBC<text:tab/>5</text:p>
          <text:p text:style-name="P17">cl_divide_cells <text:s text:c="5"/>(divide) | ReCellType: PLT<text:tab/>5</text:p>
          <text:p text:style-name="P17">cl_divide_cells <text:s text:c="5"/>(divide) | ReCellType: TNK<text:tab/>5</text:p>
          <text:p text:style-name="P17">cl_divide_cells <text:s text:c="5"/>(divide) | ReCellType: SIL<text:tab/>5</text:p>
          <text:p text:style-name="P16">Virus to Cluster Actions – using Combs' method<text:tab/>6</text:p>
          <text:p text:style-name="P17">vir_cl_split <text:s text:c="4"/>(split)| Uniform split<text:tab/>6</text:p>
          <text:p text:style-name="P17">vir_cl_combine <text:s text:c="3"/>(combine chase) | cl_re_clst_friend<text:tab/>6</text:p>
          <text:p text:style-name="P17">vir_cl_hybrid_cells <text:s text:c="3"/>(hybrid) | Uniform hybrid<text:tab/>6</text:p>
          <text:p text:style-name="P17">vir_cl_hybrid_cells <text:s text:c="3"/>(hybrid) | Uniform hybrid<text:tab/>6</text:p>
          <text:p text:style-name="P17">vir_cl_kamikaze <text:s text:c="3"/>(chase battle) | cl_re_clst_enem<text:tab/>6</text:p>
        </text:index-body>
      </text:table-of-content>
      <text:p text:style-name="Text_20_body"/>
      <text:h text:style-name="P14" text:outline-level="1">Fuzzy Linguistic Variables</text:h>
      <text:p text:style-name="P1">flv_istrue:<text:tab/><text:tab/>{ YES(0:1) } , <text:tab/><text:tab/><text:span text:style-name="T4">[</text:span>cl_under_attack | <text:span text:style-name="T6">cl_canhyb | <text:tab/><text:tab/><text:tab/><text:tab/><text:tab/><text:tab/><text:tab/><text:tab/><text:tab/><text:tab/></text:span><text:span text:style-name="T7">vir_medcdown</text:span><text:span text:style-name="T4">]</text:span></text:p>
      <text:p text:style-name="P1">flv_clust_power:<text:tab/>{ WEAK(0-10), STRONG(3+) } , <text:span text:style-name="T4">[</text:span>cl_power | cl_atckingenem_power<text:span text:style-name="T4">]</text:span></text:p>
      <text:p text:style-name="P1">flv_scount:<text:tab/><text:tab/>{ LOW(0-5), HIGH(2+) } , <text:tab/><text:span text:style-name="T4">[</text:span>cl_rbc_count | cl_plt_count | <text:tab/><text:tab/><text:tab/><text:tab/><text:tab/><text:tab/><text:tab/><text:tab/><text:tab/><text:tab/><text:span text:style-name="T3">vir_total_numclsts</text:span><text:span text:style-name="T4">]</text:span></text:p>
      <text:p text:style-name="P1">flv_ocount:<text:tab/><text:tab/>{ LOW(0-2), HIGH(1+) } , <text:tab/><text:span text:style-name="T4">[</text:span>cl_tnk_count | cl_sil_count | cl_hyb_count | <text:tab/><text:tab/><text:tab/><text:tab/><text:tab/><text:tab/><text:tab/><text:tab/>vir_total_numhybcells<text:span text:style-name="T4">]</text:span></text:p>
      <text:p text:style-name="P1">flv_notzero:<text:tab/><text:tab/>{ NO(0), YES(1+) } , <text:tab/><text:span text:style-name="T4">[</text:span>cl_rbc_divcount | cl_plt_divcount | <text:tab/><text:tab/><text:tab/><text:tab/><text:tab/><text:tab/><text:tab/><text:tab/><text:tab/>cl_tnk_divcount | cl_sil_divcount | <text:tab/><text:tab/><text:tab/><text:tab/><text:tab/><text:tab/><text:tab/><text:tab/><text:span text:style-name="T6">cl_total_cellcount</text:span><text:span text:style-name="T4">]</text:span></text:p>
      <text:p text:style-name="P1">flv_dist:<text:tab/><text:tab/>{ NEAR(0-15), FAR(5+) } ,<text:tab/><text:span text:style-name="T4">[</text:span>cl_dist_clst_rbc | cl_dist_clst_rbc | <text:tab/><text:tab/><text:tab/><text:tab/><text:tab/><text:tab/><text:tab/><text:tab/><text:tab/>cl_dist_clst_rbc | cl_dist_clst_rbc | <text:tab/><text:tab/><text:tab/><text:tab/><text:tab/><text:tab/><text:tab/><text:tab/>cl_dist_clst_enem | <text:tab/><text:tab/><text:tab/><text:tab/><text:tab/><text:tab/><text:tab/><text:tab/><text:tab/><text:tab/><text:tab/>cl_dist_clst_friend<text:span text:style-name="T4">]</text:span></text:p>
      <text:h text:style-name="Heading_20_1" text:outline-level="1">Cluster Crisp conditions</text:h>
      <text:p text:style-name="P1">cl_under_attack:= <text:tab/><text:tab/><text:tab/>true(1.0) / false(0.0)</text:p>
      <text:p text:style-name="P1">cl_atckingenem_power:=<text:tab/><text:tab/>(d)enemy.attrOffence / (d)rbcStatic.maxOffence</text:p>
      <text:p text:style-name="P1">cl_power:=<text:tab/><text:tab/><text:tab/><text:tab/>(d).attrOffence / (d)rbcStatic.maxOffence</text:p>
      <text:p text:style-name="P1"><text:span text:style-name="T6">cl_canhyb</text:span>:=<text:tab/><text:tab/><text:tab/><text:tab/>true(1.0) / false(0.0)</text:p>
      <text:p text:style-name="P1"/>
      <text:p text:style-name="P1">cl_rbc_count:=<text:tab/><text:tab/><text:tab/>(d).numRBCs</text:p>
      <text:p text:style-name="P1">cl_plt_count:=<text:tab/><text:tab/><text:tab/>(d).numPLTs</text:p>
      <text:p text:style-name="P1">cl_tnk_count:=<text:tab/><text:tab/><text:tab/>(d).numTNKs</text:p>
      <text:p text:style-name="P1">cl_sil_count:=<text:tab/><text:tab/><text:tab/>(d).numSILs</text:p>
      <text:p text:style-name="P1">cl_hyb_count:=<text:tab/><text:tab/><text:tab/>(d).numSHYs + (d).numMHYs + (d).numBHYs</text:p>
      <text:p text:style-name="P6">cl_total_cellcount:=<text:tab/><text:tab/><text:tab/>(d).numTotalCells</text:p>
      <text:p text:style-name="P6"/>
      <text:p text:style-name="P1">cl_rbc_divcount:=<text:tab/><text:tab/><text:tab/>(d).attrNStore / (d)rbcStatic.nutToDiv</text:p>
      <text:p text:style-name="P1">cl_plt_divcount:=<text:tab/><text:tab/><text:tab/>(d).attrNStore / (d)pltStatic.nutToDiv</text:p>
      <text:p text:style-name="P1">cl_tnk_divcount:=<text:tab/><text:tab/><text:tab/>(d).attrNStore / (d)tnkStatic.nutToDiv</text:p>
      <text:p text:style-name="P1">cl_sil_divcount:=<text:tab/><text:tab/><text:tab/>(d).attrNStore / (d)silStatic.nutToDiv</text:p>
      <text:p text:style-name="P1"/>
      <text:p text:style-name="P1">cl_dist_clst_rbc:=<text:tab/><text:tab/><text:tab/>(d)PathTo.length()</text:p>
      <text:p text:style-name="P1">cl_dist_clst_plt:=<text:tab/><text:tab/><text:tab/>(d)PathTo.length()</text:p>
      <text:p text:style-name="P1">cl_dist_clst_tnk:=<text:tab/><text:tab/><text:tab/>(d)PathTo.length()</text:p>
      <text:p text:style-name="P1">cl_dist_clst_sil:=<text:tab/><text:tab/><text:tab/>(d)PathTo.length()</text:p>
      <text:p text:style-name="P1"><text:soft-page-break/>cl_dist_clst_enem:=<text:tab/><text:tab/><text:tab/>(d)PathTo.length()</text:p>
      <text:p text:style-name="P1">cl_dist_clst_friend:=<text:tab/><text:tab/><text:tab/>(d)PathTo.length()</text:p>
      <text:p text:style-name="P1">cl_re_atckingenem:=<text:tab/><text:tab/>(CellCluster)</text:p>
      <text:p text:style-name="P1">cl_re_clst_enem:=<text:tab/><text:tab/><text:tab/>(CellCluster)</text:p>
      <text:p text:style-name="P1">cl_re_clst_friend:=<text:tab/><text:tab/><text:tab/>(CellCluster)</text:p>
      <text:p text:style-name="P1">cl_re_clst_rbc:=<text:tab/><text:tab/><text:tab/>(UCell)</text:p>
      <text:p text:style-name="P1">cl_re_clst_plt:=<text:tab/><text:tab/><text:tab/>(UCell) </text:p>
      <text:p text:style-name="P1">cl_re_clst_tnk:=<text:tab/><text:tab/><text:tab/>(UCell)</text:p>
      <text:p text:style-name="P1">cl_re_clst_sil:=<text:tab/><text:tab/><text:tab/>(UCell)</text:p>
      <text:h text:style-name="Heading_20_1" text:outline-level="1">Virus Crisp conditions</text:h>
      <text:p text:style-name="P1">vir_total_numhybcells:=<text:tab/><text:tab/>(d)(<text:span text:style-name="T2">∑ (</text:span><text:span text:style-name="T3">cluster.numSHYs + .numMHYs + .numBHYs))</text:span></text:p>
      <text:p text:style-name="P2">vir_total_numclsts:=<text:tab/><text:tab/>(d)clusters.Count</text:p>
      <text:p text:style-name="P1">vir_medcdown:=<text:tab/><text:tab/><text:tab/>true(1.0) / false(0.0)</text:p>
      <text:h text:style-name="P14" text:outline-level="1">Cluster Actions – using Combs' method</text:h>
      <text:h text:style-name="P15" text:outline-level="2">cl_chase_enemy_battle <text:tab/><text:tab/>(battle chase) | <text:span text:style-name="T1">cl_re_clst_enem</text:span></text:h>
      <text:p text:style-name="P2">IF <text:span text:style-name="T5">FAIRLY</text:span>(flv_dist<text:span text:style-name="T4">[</text:span>cl_dist_clst_enem<text:span text:style-name="T4">]</text:span>-<text:span text:style-name="T4">near</text:span><text:span text:style-name="T6">)</text:span><text:tab/><text:tab/><text:tab/><text:tab/>THEN desirable</text:p>
      <text:p text:style-name="P2">IF <text:span text:style-name="T5">FAIRLY</text:span>(flv_dist<text:span text:style-name="T4">[</text:span>cl_dist_clst_enem<text:span text:style-name="T4">]</text:span>-<text:span text:style-name="T4">far</text:span><text:span text:style-name="T6">)</text:span><text:tab/><text:tab/><text:tab/><text:tab/><text:tab/>THEN undesirable</text:p>
      <text:p text:style-name="P2">IF flv_clust_power<text:span text:style-name="T4">[</text:span>cl_atckingenem_power<text:span text:style-name="T4">]</text:span>-<text:span text:style-name="T4">weak</text:span><text:tab/><text:tab/><text:tab/>THEN desirable</text:p>
      <text:p text:style-name="P2">IF flv_clust_power<text:span text:style-name="T4">[</text:span>cl_atckingenem_power<text:span text:style-name="T4">]</text:span>-<text:span text:style-name="T4">strong</text:span><text:tab/><text:tab/><text:tab/>THEN undesirable</text:p>
      <text:p text:style-name="P2">IF flv_clust_power<text:span text:style-name="T4">[</text:span>cl_power<text:span text:style-name="T4">]</text:span>-<text:span text:style-name="T4">strong</text:span><text:tab/><text:tab/><text:tab/><text:tab/><text:tab/>THEN desirable</text:p>
      <text:p text:style-name="P2">IF flv_clust_power<text:span text:style-name="T4">[</text:span>cl_power<text:span text:style-name="T4">]</text:span>-<text:span text:style-name="T4">weak</text:span><text:tab/><text:tab/><text:tab/><text:tab/><text:tab/>THEN undesirable</text:p>
      <text:h text:style-name="P15" text:outline-level="2">cl_divide_cells<text:tab/> <text:tab/><text:tab/><text:tab/>(divide) | ReCellType: Most dividable</text:h>
      <text:p text:style-name="P2">IF flv_istrue<text:span text:style-name="T4">[</text:span><text:span text:style-name="T6">cl_under_attack</text:span><text:span text:style-name="T4">]</text:span>-<text:span text:style-name="T4">yes</text:span><text:tab/><text:tab/><text:tab/><text:tab/><text:tab/>THEN desirable</text:p>
      <text:p text:style-name="P2">IF <text:span text:style-name="T5">NOT</text:span>(<text:span text:style-name="T6">flv_istrue</text:span><text:span text:style-name="T4">[</text:span><text:span text:style-name="T6">cl_under_attack</text:span><text:span text:style-name="T4">]-yes</text:span>)<text:tab/><text:tab/><text:tab/><text:tab/><text:tab/>THEN undesirable</text:p>
      <text:p text:style-name="P2">IF <text:span text:style-name="T5">VERY</text:span>(flv_clust_power<text:span text:style-name="T4">[</text:span>cl_atckingenem_power<text:span text:style-name="T4">]</text:span>-<text:span text:style-name="T4">strong</text:span>) <text:tab/><text:tab/>THEN desirable</text:p>
      <text:p text:style-name="P2">IF <text:span text:style-name="T5">VERY</text:span>(<text:span text:style-name="T5">NOT</text:span>(flv_clust_power<text:span text:style-name="T4">[</text:span>cl_atckingenem_power<text:span text:style-name="T4">]</text:span>-<text:span text:style-name="T4">strong</text:span><text:span text:style-name="T6">)</text:span>) <text:tab/>THEN undesirable</text:p>
      <text:h text:style-name="P15" text:outline-level="2">cl_chase_ucell<text:tab/><text:tab/> <text:tab/><text:tab/><text:tab/>(divide) | <text:span text:style-name="T1">cl_re_clst_rbc</text:span></text:h>
      <text:p text:style-name="P2">IF flv_scount<text:span text:style-name="T4">[</text:span>cl_rbc_count<text:span text:style-name="T4">]</text:span>-<text:span text:style-name="T4">low</text:span><text:tab/><text:tab/><text:tab/><text:tab/><text:tab/><text:tab/>THEN desirable</text:p>
      <text:p text:style-name="P2">IF flv_scount<text:span text:style-name="T4">[</text:span>cl_rbc_count<text:span text:style-name="T4">]</text:span>-<text:span text:style-name="T4">high</text:span><text:tab/><text:tab/><text:tab/><text:tab/><text:tab/><text:tab/>THEN undesirable</text:p>
      <text:p text:style-name="P2">IF flv_dist<text:span text:style-name="T4">[</text:span>cl_dist_clst_rbc<text:span text:style-name="T4">]</text:span><text:span text:style-name="T6">-</text:span><text:span text:style-name="T4">near</text:span><text:span text:style-name="T6"><text:tab/><text:tab/><text:tab/><text:tab/><text:tab/><text:tab/>THEN desirable</text:span></text:p>
      <text:p text:style-name="P2"><text:span text:style-name="T6">IF flv_dist</text:span><text:span text:style-name="T4">[</text:span><text:span text:style-name="T6">cl_dist_clst_rbc</text:span><text:span text:style-name="T4">]</text:span><text:span text:style-name="T6">-</text:span><text:span text:style-name="T4">far</text:span><text:span text:style-name="T6"><text:tab/><text:tab/><text:tab/><text:tab/><text:tab/><text:tab/>THEN undesirable</text:span></text:p>
      <text:h text:style-name="P15" text:outline-level="2">cl_chase_ucell<text:tab/><text:tab/> <text:tab/><text:tab/><text:tab/>(divide) | <text:span text:style-name="T1">cl_re_clst_plt</text:span></text:h>
      <text:p text:style-name="P2">IF flv_scount<text:span text:style-name="T4">[</text:span>cl_plt_count<text:span text:style-name="T4">]</text:span>-<text:span text:style-name="T4">low</text:span><text:tab/><text:tab/><text:tab/><text:tab/><text:tab/><text:tab/>THEN desirable</text:p>
      <text:p text:style-name="P2">IF flv_scount<text:span text:style-name="T4">[</text:span>cl_plt_count<text:span text:style-name="T4">]</text:span>-<text:span text:style-name="T4">high</text:span><text:tab/><text:tab/><text:tab/><text:tab/><text:tab/><text:tab/>THEN undesirable</text:p>
      <text:p text:style-name="P2">IF flv_dist<text:span text:style-name="T4">[</text:span>cl_dist_clst_plt<text:span text:style-name="T4">]</text:span><text:span text:style-name="T6">-</text:span><text:span text:style-name="T4">near</text:span><text:span text:style-name="T6"><text:tab/><text:tab/><text:tab/><text:tab/><text:tab/><text:tab/>THEN desirable</text:span></text:p>
      <text:p text:style-name="P2"><text:span text:style-name="T6">IF flv_dist</text:span><text:span text:style-name="T4">[</text:span><text:span text:style-name="T6">cl_dist_clst_plt</text:span><text:span text:style-name="T4">]</text:span><text:span text:style-name="T6">-</text:span><text:span text:style-name="T4">far</text:span><text:span text:style-name="T6"><text:tab/><text:tab/><text:tab/><text:tab/><text:tab/><text:tab/>THEN undesirable</text:span></text:p>
      <text:h text:style-name="P15" text:outline-level="2">cl_chase_ucell<text:tab/><text:tab/> <text:tab/><text:tab/><text:tab/>(divide) | <text:span text:style-name="T1">cl_re_clst_tnk</text:span></text:h>
      <text:p text:style-name="P2">IF flv_ocount<text:span text:style-name="T4">[</text:span>cl_tnk_count<text:span text:style-name="T4">]</text:span>-<text:span text:style-name="T4">low</text:span><text:tab/><text:tab/><text:tab/><text:tab/><text:tab/><text:tab/>THEN desirable</text:p>
      <text:p text:style-name="P2">IF flv_ocount<text:span text:style-name="T4">[</text:span>cl_tnk_count<text:span text:style-name="T4">]</text:span>-<text:span text:style-name="T4">high</text:span><text:tab/><text:tab/><text:tab/><text:tab/><text:tab/><text:tab/>THEN undesirable</text:p>
      <text:p text:style-name="P2">IF flv_dist<text:span text:style-name="T4">[</text:span>cl_dist_clst_tnk<text:span text:style-name="T4">]</text:span><text:span text:style-name="T6">-</text:span><text:span text:style-name="T4">near</text:span><text:span text:style-name="T6"><text:tab/><text:tab/><text:tab/><text:tab/><text:tab/><text:tab/>THEN desirable</text:span></text:p>
      <text:p text:style-name="P2"><text:span text:style-name="T6">IF flv_dist</text:span><text:span text:style-name="T4">[</text:span><text:span text:style-name="T6">cl_dist_clst_tnk</text:span><text:span text:style-name="T4">]</text:span><text:span text:style-name="T6">-</text:span><text:span text:style-name="T4">far</text:span><text:span text:style-name="T6"><text:tab/><text:tab/><text:tab/><text:tab/><text:tab/><text:tab/>THEN undesirable</text:span></text:p>
      <text:p text:style-name="P11"/>
      <text:p text:style-name="P11"/>
      <text:h text:style-name="P15" text:outline-level="2"><text:soft-page-break/>cl_chase_ucell<text:tab/> <text:tab/><text:tab/><text:tab/><text:tab/>(divide) | <text:span text:style-name="T1">cl_re_clst_sil</text:span></text:h>
      <text:p text:style-name="P2">IF flv_ocount<text:span text:style-name="T4">[</text:span>cl_sil_count<text:span text:style-name="T4">]</text:span>-<text:span text:style-name="T4">low</text:span><text:tab/><text:tab/><text:tab/><text:tab/><text:tab/><text:tab/>THEN desirable</text:p>
      <text:p text:style-name="P2">IF flv_ocount<text:span text:style-name="T4">[</text:span>cl_sil_count<text:span text:style-name="T4">]</text:span>-<text:span text:style-name="T4">high</text:span><text:tab/><text:tab/><text:tab/><text:tab/><text:tab/><text:tab/>THEN undesirable</text:p>
      <text:p text:style-name="P2">IF flv_dist<text:span text:style-name="T4">[</text:span>cl_dist_clst_sil<text:span text:style-name="T4">]</text:span><text:span text:style-name="T6">-</text:span><text:span text:style-name="T4">near</text:span><text:span text:style-name="T6"><text:tab/><text:tab/><text:tab/><text:tab/><text:tab/><text:tab/>THEN desirable</text:span></text:p>
      <text:p text:style-name="P2"><text:span text:style-name="T6">IF flv_dist</text:span><text:span text:style-name="T4">[</text:span><text:span text:style-name="T6">cl_dist_clst_sil</text:span><text:span text:style-name="T4">]</text:span><text:span text:style-name="T6">-</text:span><text:span text:style-name="T4">far</text:span><text:span text:style-name="T6"><text:tab/><text:tab/><text:tab/><text:tab/><text:tab/><text:tab/>THEN undesirable</text:span></text:p>
      <text:h text:style-name="P15" text:outline-level="2">cl_evade_enemy<text:tab/><text:tab/><text:tab/><text:tab/>(evade) | <text:span text:style-name="T1">cl_re_atckingenem</text:span></text:h>
      <text:p text:style-name="P2">IF <text:span text:style-name="T6">flv_istrue</text:span><text:span text:style-name="T4">[</text:span><text:span text:style-name="T6">cl_under_attack</text:span><text:span text:style-name="T4">]-yes</text:span><text:tab/><text:tab/><text:tab/><text:tab/><text:tab/>THEN desirable</text:p>
      <text:p text:style-name="P2">IF <text:span text:style-name="T5">NOT</text:span>(<text:span text:style-name="T6">flv_istrue</text:span><text:span text:style-name="T4">[</text:span><text:span text:style-name="T6">cl_under_attack</text:span><text:span text:style-name="T4">]-yes</text:span>)<text:tab/><text:tab/><text:tab/><text:tab/><text:tab/>THEN undesirable</text:p>
      <text:p text:style-name="P2">IF <text:span text:style-name="T5">VERY</text:span>(flv_clust_power<text:span text:style-name="T4">[</text:span>cl_atckingenem_power<text:span text:style-name="T4">]</text:span>-<text:span text:style-name="T4">strong</text:span>)<text:tab/><text:tab/>THEN desirable</text:p>
      <text:p text:style-name="P2">IF <text:span text:style-name="T5">VERY</text:span>(flv_clust_power<text:span text:style-name="T4">[</text:span>cl_atckingenem_power<text:span text:style-name="T4">]</text:span>-<text:span text:style-name="T4">weak</text:span>)<text:tab/><text:tab/>THEN undesirable</text:p>
      <text:h text:style-name="P15" text:outline-level="2">cl_divide_cells<text:tab/> <text:tab/><text:tab/><text:tab/><text:tab/>(divide) | ReCellType: RBC</text:h>
      <text:p text:style-name="P2">IF flv_scount<text:span text:style-name="T4">[</text:span>cl_rbc_count<text:span text:style-name="T4">]</text:span>-<text:span text:style-name="T4">low</text:span><text:tab/><text:tab/><text:tab/><text:tab/><text:tab/><text:tab/>THEN desirable</text:p>
      <text:p text:style-name="P2">IF flv_scount<text:span text:style-name="T4">[</text:span>cl_rbc_count<text:span text:style-name="T4">]</text:span>-<text:span text:style-name="T4">high</text:span><text:tab/><text:tab/><text:tab/><text:tab/><text:tab/><text:tab/>THEN undesirable</text:p>
      <text:p text:style-name="P2">IF <text:span text:style-name="T5">VERY</text:span>(flv_notzero<text:span text:style-name="T4">[</text:span><text:span text:style-name="T6">cl_rbc_divcount</text:span><text:span text:style-name="T4">]</text:span><text:span text:style-name="T6">-</text:span><text:span text:style-name="T4">yes</text:span><text:span text:style-name="T6">)<text:tab/><text:tab/><text:tab/><text:tab/>THEN desirable</text:span></text:p>
      <text:p text:style-name="P2"><text:span text:style-name="T6">IF </text:span><text:span text:style-name="T5">VERY</text:span><text:span text:style-name="T6">(flv_notzero</text:span><text:span text:style-name="T4">[</text:span><text:span text:style-name="T6">cl_rbc_divcount</text:span><text:span text:style-name="T4">]</text:span><text:span text:style-name="T6">-</text:span><text:span text:style-name="T4">no</text:span><text:span text:style-name="T6">)<text:tab/><text:tab/><text:tab/><text:tab/><text:tab/>THEN undesirable</text:span></text:p>
      <text:h text:style-name="P15" text:outline-level="2">cl_divide_cells<text:tab/><text:tab/> <text:tab/><text:tab/><text:tab/>(divide) | ReCellType: PLT</text:h>
      <text:p text:style-name="P2">IF flv_scount<text:span text:style-name="T4">[</text:span>cl_plt_count<text:span text:style-name="T4">]</text:span>-<text:span text:style-name="T4">low</text:span><text:tab/><text:tab/><text:tab/><text:tab/><text:tab/><text:tab/>THEN desirable</text:p>
      <text:p text:style-name="P2">IF flv_scount<text:span text:style-name="T4">[</text:span>cl_plt_count<text:span text:style-name="T4">]</text:span>-<text:span text:style-name="T4">high</text:span><text:tab/><text:tab/><text:tab/><text:tab/><text:tab/><text:tab/>THEN undesirable</text:p>
      <text:p text:style-name="P2">IF <text:span text:style-name="T5">VERY</text:span>(flv_notzero<text:span text:style-name="T4">[</text:span><text:span text:style-name="T6">cl_plt_divcount</text:span><text:span text:style-name="T4">]</text:span><text:span text:style-name="T6">-</text:span><text:span text:style-name="T4">yes</text:span><text:span text:style-name="T6">)<text:tab/><text:tab/><text:tab/><text:tab/><text:tab/>THEN desirable</text:span></text:p>
      <text:p text:style-name="P2"><text:span text:style-name="T6">IF </text:span><text:span text:style-name="T5">VERY</text:span><text:span text:style-name="T6">(flv_notzero</text:span><text:span text:style-name="T4">[</text:span><text:span text:style-name="T6">cl_plt_divcount</text:span><text:span text:style-name="T4">]</text:span><text:span text:style-name="T6">-</text:span><text:span text:style-name="T4">no</text:span><text:span text:style-name="T6">)<text:tab/><text:tab/><text:tab/><text:tab/><text:tab/>THEN undesirable</text:span></text:p>
      <text:h text:style-name="P15" text:outline-level="2">cl_divide_cells<text:tab/> <text:tab/><text:tab/><text:tab/><text:tab/>(divide) | ReCellType: TNK</text:h>
      <text:p text:style-name="P2">IF flv_ocount<text:span text:style-name="T4">[</text:span>cl_tnk_count<text:span text:style-name="T4">]</text:span>-<text:span text:style-name="T4">low</text:span><text:tab/><text:tab/><text:tab/><text:tab/><text:tab/><text:tab/>THEN desirable</text:p>
      <text:p text:style-name="P2">IF flv_ocount<text:span text:style-name="T4">[</text:span>cl_tnk_count<text:span text:style-name="T4">]</text:span>-<text:span text:style-name="T4">high</text:span><text:tab/><text:tab/><text:tab/><text:tab/><text:tab/><text:tab/>THEN undesirable</text:p>
      <text:p text:style-name="P2">IF <text:span text:style-name="T5">VERY</text:span>(flv_notzero<text:span text:style-name="T4">[</text:span><text:span text:style-name="T6">cl_tnk_divcount</text:span><text:span text:style-name="T4">]</text:span><text:span text:style-name="T6">-</text:span><text:span text:style-name="T4">yes</text:span><text:span text:style-name="T6">)<text:tab/><text:tab/><text:tab/><text:tab/>THEN desirable</text:span></text:p>
      <text:p text:style-name="P2"><text:span text:style-name="T6">IF </text:span><text:span text:style-name="T5">VERY</text:span><text:span text:style-name="T6">(flv_notzero</text:span><text:span text:style-name="T4">[</text:span><text:span text:style-name="T6">cl_tnk_divcount</text:span><text:span text:style-name="T4">]</text:span><text:span text:style-name="T6">-</text:span><text:span text:style-name="T4">no</text:span><text:span text:style-name="T6">)<text:tab/><text:tab/><text:tab/><text:tab/><text:tab/>THEN undesirable</text:span></text:p>
      <text:h text:style-name="P15" text:outline-level="2">cl_divide_cells<text:tab/> <text:tab/><text:tab/><text:tab/><text:tab/>(divide) | ReCellType: SIL</text:h>
      <text:p text:style-name="P2">IF flv_ocount<text:span text:style-name="T4">[</text:span>cl_sil_count<text:span text:style-name="T4">]</text:span>-<text:span text:style-name="T4">low</text:span><text:tab/><text:tab/><text:tab/><text:tab/><text:tab/><text:tab/>THEN desirable</text:p>
      <text:p text:style-name="P2">IF flv_ocount<text:span text:style-name="T4">[</text:span>cl_sil_count<text:span text:style-name="T4">]</text:span>-<text:span text:style-name="T4">high</text:span><text:tab/><text:tab/><text:tab/><text:tab/><text:tab/><text:tab/>THEN undesirable</text:p>
      <text:p text:style-name="P2">IF <text:span text:style-name="T5">VERY</text:span>(flv_notzero<text:span text:style-name="T4">[</text:span><text:span text:style-name="T6">cl_sil_divcount</text:span><text:span text:style-name="T4">]</text:span><text:span text:style-name="T6">-</text:span><text:span text:style-name="T4">yes</text:span><text:span text:style-name="T6">)<text:tab/><text:tab/><text:tab/><text:tab/><text:tab/>THEN desirable</text:span></text:p>
      <text:p text:style-name="P3"><text:span text:style-name="T6">IF </text:span><text:span text:style-name="T5">VERY</text:span><text:span text:style-name="T6">(flv_notzero</text:span><text:span text:style-name="T4">[</text:span><text:span text:style-name="T6">cl_sil_divcount</text:span><text:span text:style-name="T4">]</text:span><text:span text:style-name="T6">-</text:span><text:span text:style-name="T4">no</text:span><text:span text:style-name="T6">)<text:tab/><text:tab/><text:tab/><text:tab/><text:tab/>THEN undesirable</text:span></text:p>
      <text:p text:style-name="P2"/>
      <text:h text:style-name="Heading_20_1" text:outline-level="1"><text:soft-page-break/>Virus to Cluster Actions – using Combs' method</text:h>
      <text:h text:style-name="P15" text:outline-level="2">vir_cl_split<text:tab/><text:tab/><text:tab/><text:tab/><text:tab/>(split)| Uniform split</text:h>
      <text:p text:style-name="P4">IF flv_scount<text:span text:style-name="T4">[</text:span>vir_total_numclsts<text:span text:style-name="T4">]</text:span>-<text:span text:style-name="T4">low</text:span><text:tab/><text:tab/><text:tab/><text:tab/><text:tab/>THEN desirable</text:p>
      <text:p text:style-name="P4">IF flv_scount<text:span text:style-name="T4">[</text:span>vir_total_numclsts<text:span text:style-name="T4">]</text:span>-<text:span text:style-name="T4">high</text:span><text:tab/><text:tab/><text:tab/><text:tab/><text:tab/>THEN undesirable</text:p>
      <text:p text:style-name="P4">IF <text:span text:style-name="T5">VERY</text:span>(flv_notzero<text:span text:style-name="T4">[</text:span>cl_total_cellcount<text:span text:style-name="T4">]</text:span>-<text:span text:style-name="T4">yes</text:span>)<text:tab/><text:tab/><text:tab/><text:tab/>THEN desirable</text:p>
      <text:p text:style-name="P4">IF <text:span text:style-name="T5">VERY</text:span>(flv_notzero<text:span text:style-name="T4">[</text:span>cl_total_cellcount<text:span text:style-name="T4">]</text:span>-<text:span text:style-name="T4">no</text:span>)<text:tab/><text:tab/><text:tab/><text:tab/>THEN undesirable</text:p>
      <text:p text:style-name="P5">&lt;Deferred: vir_total_numclsts++&gt;</text:p>
      <text:h text:style-name="P15" text:outline-level="2">vir_cl_combine<text:tab/><text:tab/><text:tab/><text:tab/>(combine chase) | <text:span text:style-name="T1">cl_re_clst_friend</text:span></text:h>
      <text:p text:style-name="P4">IF <text:span text:style-name="T5">VERY</text:span>(flv_scount<text:span text:style-name="T4">[</text:span>vir_total_numclsts<text:span text:style-name="T4">]</text:span>-<text:span text:style-name="T4">high</text:span>)<text:tab/><text:tab/><text:tab/><text:tab/>THEN desirable</text:p>
      <text:p text:style-name="P4">IF <text:span text:style-name="T5">VERY</text:span>(flv_scount<text:span text:style-name="T4">[</text:span>vir_total_numclsts<text:span text:style-name="T4">]</text:span>-<text:span text:style-name="T4">low</text:span>)<text:tab/><text:tab/><text:tab/><text:tab/>THEN undesirable</text:p>
      <text:p text:style-name="P4">IF <text:span text:style-name="T5">FAIRLY</text:span>(flv_dist<text:span text:style-name="T4">[</text:span>cl_dist_clst_enem<text:span text:style-name="T4">]</text:span>-<text:span text:style-name="T4">near</text:span>)<text:tab/><text:tab/><text:tab/><text:tab/>THEN desirable</text:p>
      <text:p text:style-name="P4">IF <text:span text:style-name="T5">FAIRLY</text:span><text:span text:style-name="T4">(</text:span>flv_dist<text:span text:style-name="T4">[</text:span>cl_dist_clst_enem<text:span text:style-name="T4">]-far</text:span>)<text:tab/><text:tab/><text:tab/><text:tab/><text:tab/>THEN undesirable</text:p>
      <text:p text:style-name="P5">&lt;Deferred: vir_total_numclsts- -&gt;</text:p>
      <text:h text:style-name="P15" text:outline-level="2">vir_cl_hybrid_cells<text:tab/><text:tab/><text:tab/><text:tab/>(hybrid) | Uniform hybrid</text:h>
      <text:p text:style-name="P4">IF <text:span text:style-name="T5">VERY</text:span>(flv_ocount<text:span text:style-name="T4">[</text:span>vir_total_numhybcells<text:span text:style-name="T4">]</text:span>-<text:span text:style-name="T4">low</text:span>)<text:tab/><text:tab/><text:tab/><text:tab/>THEN desirable</text:p>
      <text:p text:style-name="P4">IF <text:span text:style-name="T5">VERY</text:span>(flv_ocount<text:span text:style-name="T4">[</text:span>vir_total_numhybcells<text:span text:style-name="T4">]</text:span>-<text:span text:style-name="T4">high</text:span>)<text:tab/><text:tab/><text:tab/><text:tab/>THEN undesirable</text:p>
      <text:p text:style-name="P4">IF flv_istrue<text:span text:style-name="T4">[</text:span>cl_canhyb<text:span text:style-name="T4">]</text:span>-<text:span text:style-name="T4">yes</text:span><text:tab/><text:tab/><text:tab/><text:tab/><text:tab/><text:tab/>THEN desirable</text:p>
      <text:p text:style-name="P4">IF <text:span text:style-name="T5">NOT</text:span>(flv_istrue<text:span text:style-name="T4">[</text:span>cl_canhyb<text:span text:style-name="T4">]</text:span>-<text:span text:style-name="T4">yes)</text:span><text:tab/><text:tab/><text:tab/><text:tab/><text:tab/><text:tab/>THEN undesirable</text:p>
      <text:p text:style-name="P5">&lt;Deferred: vir_total_numhybcells++&gt;</text:p>
      <text:h text:style-name="P15" text:outline-level="2">vir_cl_hybrid_cells<text:tab/><text:tab/><text:tab/><text:tab/>(hybrid) | Uniform hybrid</text:h>
      <text:p text:style-name="P4">IF flv_ocount<text:span text:style-name="T4">[</text:span>vir_total_numhybcells<text:span text:style-name="T4">]</text:span>-<text:span text:style-name="T4">low</text:span><text:tab/><text:tab/><text:tab/><text:tab/>THEN desirable</text:p>
      <text:p text:style-name="P4">IF flv_ocount<text:span text:style-name="T4">[</text:span>vir_total_numhybcells<text:span text:style-name="T4">]</text:span>-<text:span text:style-name="T4">high</text:span><text:tab/><text:tab/><text:tab/><text:tab/>THEN undesirable</text:p>
      <text:p text:style-name="P4">IF flv_istrue<text:span text:style-name="T4">[</text:span>vir_medcdown<text:span text:style-name="T4">]</text:span>-<text:span text:style-name="T4">yes</text:span><text:tab/><text:tab/><text:tab/><text:tab/><text:tab/><text:tab/>THEN desirable</text:p>
      <text:p text:style-name="P4">IF <text:span text:style-name="T5">NOT</text:span>(flv_istrue<text:span text:style-name="T4">[</text:span>vir_medcdown<text:span text:style-name="T4">]</text:span>-<text:span text:style-name="T4">yes)</text:span><text:tab/><text:tab/><text:tab/><text:tab/><text:tab/>THEN undesirable</text:p>
      <text:p text:style-name="P4">IF flv_istrue<text:span text:style-name="T4">[</text:span>cl_canhyb<text:span text:style-name="T4">]</text:span>-<text:span text:style-name="T4">yes</text:span><text:tab/><text:tab/><text:tab/><text:tab/><text:tab/><text:tab/>THEN desirable</text:p>
      <text:p text:style-name="P4">IF <text:span text:style-name="T5">NOT</text:span>(flv_istrue<text:span text:style-name="T4">[</text:span>cl_canhyb<text:span text:style-name="T4">]</text:span>-<text:span text:style-name="T4">yes)</text:span><text:tab/><text:tab/><text:tab/><text:tab/><text:tab/><text:tab/>THEN undesirable</text:p>
      <text:p text:style-name="P5">&lt;Deferred: vir_total_numhybcells++&gt;</text:p>
      <text:h text:style-name="P15" text:outline-level="2">vir_cl_kamikaze<text:tab/><text:tab/><text:tab/><text:tab/>(chase battle) | <text:span text:style-name="T1">cl_re_clst_enem</text:span></text:h>
      <text:p text:style-name="P4">IF flv_scount<text:span text:style-name="T4">[</text:span>vir_total_numclsts<text:span text:style-name="T4">]</text:span>-<text:span text:style-name="T4">high</text:span><text:tab/><text:tab/><text:tab/><text:tab/><text:tab/>THEN desirable</text:p>
      <text:p text:style-name="P4">IF flv_scount<text:span text:style-name="T4">[</text:span>vir_total_numclsts<text:span text:style-name="T4">]</text:span>-<text:span text:style-name="T4">low</text:span><text:tab/><text:tab/><text:tab/><text:tab/><text:tab/>THEN undesirable</text:p>
      <text:p text:style-name="P4">IF <text:span text:style-name="T5">FAIRLY</text:span>(flv_dist<text:span text:style-name="T4">[</text:span>cl_dist_clst_enem<text:span text:style-name="T4">]</text:span>-<text:span text:style-name="T4">near</text:span>)<text:tab/><text:tab/><text:tab/><text:tab/>THEN desirable</text:p>
      <text:p text:style-name="P4">IF <text:span text:style-name="T5">FAIRLY</text:span><text:span text:style-name="T4">(</text:span>flv_dist<text:span text:style-name="T4">[</text:span>cl_dist_clst_enem<text:span text:style-name="T4">]-far</text:span>)<text:tab/><text:tab/><text:tab/><text:tab/><text:tab/>THEN undesirable</text:p>
      <text:p text:style-name="P5">&lt;Deferred: vir_total_numclsts- -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hillip Cooper</meta:initial-creator>
    <meta:creation-date>2009-07-18T16:13:44.92</meta:creation-date>
    <dc:date>2009-07-19T11:53:22.10</dc:date>
    <dc:creator>Phillip Cooper</dc:creator>
    <meta:editing-duration>PT05H18M44S</meta:editing-duration>
    <meta:editing-cycles>103</meta:editing-cycles>
    <meta:generator>OpenOffice.org/3.1$Win32 OpenOffice.org_project/310m11$Build-9399</meta:generator>
    <meta:document-statistic meta:table-count="0" meta:image-count="0" meta:object-count="0" meta:page-count="6" meta:paragraph-count="154" meta:word-count="675" meta:character-count="7992"/>
  </office:meta>
</office:document-meta>
</file>